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5868" officeooo:paragraph-rsid="001058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mos considerar as variável: temperatura, relevo das vias e velocidade e peso. Vias urbanas e vias rodoviárias. </text:p>
      <text:p text:style-name="P1"/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30T15:58:32.261000000</meta:creation-date>
    <dc:date>2026-01-31T00:21:34.486000000</dc:date>
    <meta:editing-duration>PT8H23M3S</meta:editing-duration>
    <meta:editing-cycles>1</meta:editing-cycles>
    <meta:document-statistic meta:table-count="0" meta:image-count="0" meta:object-count="0" meta:page-count="1" meta:paragraph-count="2" meta:word-count="17" meta:character-count="114" meta:non-whitespace-character-count="96"/>
    <meta:generator>LibreOffice/7.6.4.1$Windows_X86_64 LibreOffice_project/e19e193f88cd6c0525a17fb7a176ed8e6a3e2aa1</meta:generator>
  </office:meta>
</office:document-meta>
</file>